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number text:level="1" text:style-name="Numbering_20_Symbols" style:num-format="1" text:start-value="1" style:num-suffix=".">
        <style:list-level-properties text:space-before="0.25in" text:min-label-width="0.25in"/>
      </text:list-level-style-number>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number text:level="1" text:style-name="Numbering_20_Symbols" style:num-format="1" text:start-value="1" style:num-suffix=".">
        <style:list-level-properties text:space-before="0.25in" text:min-label-width="0.25in"/>
      </text:list-level-style-number>
    </text:list-style>
    <text:list-style style:name="L12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G"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G"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May 22,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Comment by Mikhail Chernysh: what party do we mean? CPSU or CPRF? These are different parties, the latter is more part of the civil society that the backbone of the political system.</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p text:style-name="First_20_paragraph">Have you been member of following organisation during the Soviet period? Comment by MIkhail Chernysh: what about Pioneer's organization. A large number of contemporary Russians never reached Komsomol but ended their Communist career with the Pioneers. It is part of their habitus. One more point: membership did not mean much. It was more important to be an active member, a part of the hierarchy - member of the Committee on the enterprise, or local. In other words, there should be a dividing line between "careersts" and unimportant "members". I do not understand why we need a sports association here. Sport clubs? But they had nothing to do with the Communicst organizations. I was a member of the "Torpedo" club, played badminton for it. It was a merry-go-round kind of organization with absolutely no ideology in it. What do we mean by women's organizations? There was the so-called Soviet women's committee, but otherwise there were no specific women's organizations. Trade unions: every working Soviet citizen was a member of trade unions. I meant you had to pay dues and in exchange could touch on some resources. All of it was largely automatic. Some Soviets did not even know that they were members of some trade unions.</text:p>
      <text:p text:style-name="Horizontal_20_Line"/>
      <text:list text:style-name="L11">
        <text:list-item>
          <text:p text:style-name="P11">trade union</text:p>
        </text:list-item>
        <text:list-item>
          <text:p text:style-name="P11">komsomol</text:p>
        </text:list-item>
        <text:list-item>
          <text:p text:style-name="P11">womens organisation</text:p>
        </text:list-item>
        <text:list-item>
          <text:p text:style-name="P11">sports association</text:p>
        </text:list-item>
      </text:list>
      <text:h text:style-name="Heading_20_1" text:outline-level="1">Employment</text:h>
      <text:h text:style-name="Heading_20_2" text:outline-level="2">What was your first job? What was occupation and position on your workplace?</text:h>
      <text:list text:style-name="L12">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Are you employed at present?</text:h>
      <text:list text:style-name="L15">
        <text:list-item>
          <text:p text:style-name="P15">Yes</text:p>
        </text:list-item>
        <text:list-item>
          <text:p text:style-name="P15">No</text:p>
        </text:list-item>
      </text:list>
      <text:h text:style-name="Heading_20_2" text:outline-level="2">Why are you not employed now?</text:h>
      <text:list text:style-name="L16">
        <text:list-item>
          <text:p text:style-name="P16">Retired because of age, or work duration [go to question XX]</text:p>
        </text:list-item>
        <text:list-item>
          <text:p text:style-name="P16">Retired because of invalid status [go to question XX]</text:p>
        </text:list-item>
        <text:list-item>
          <text:p text:style-name="P16">Maternity leave [go to question XX]</text:p>
        </text:list-item>
        <text:list-item>
          <text:p text:style-name="P16">Long leave without salary payments [go to question XX]</text:p>
        </text:list-item>
        <text:list-item>
          <text:p text:style-name="P16">Unemployed [go to question XX]</text:p>
        </text:list-item>
        <text:list-item>
          <text:p text:style-name="P16">Housewife [go to question XX]</text:p>
        </text:list-item>
        <text:list-item>
          <text:p text:style-name="P16">Student [go to question XX]</text:p>
        </text:list-item>
        <text:list-item>
          <text:p text:style-name="P16">Other reason [go to question XX]</text:p>
        </text:list-item>
      </text:list>
      <text:h text:style-name="Heading_20_2" text:outline-level="2">What is your way of employment? Do you work in an organization or are you self-employed?</text:h>
      <text:list text:style-name="L17">
        <text:list-item>
          <text:p text:style-name="P17">Work in an organization</text:p>
        </text:list-item>
        <text:list-item>
          <text:p text:style-name="P17">Self-employed</text:p>
        </text:list-item>
      </text:list>
      <text:h text:style-name="Heading_20_2" text:outline-level="2">is your main occupation at present? Characterize in a most detailed form your specialty and work position.</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___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a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 Comment by Mikhail Chernysh: well, what if the respondent changed jobs? Or if he or she was promited in that period? Would we still be asking this question? There is some difference between the workplace deterioration and a new job that can be worse in terms of technology, but bette in terms of wage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Cimment by Mikhail Chernysh: could make a time frame for it. "In the next 5 years", let us say. Otherwise, who knows what the future holds for u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
      <text:p text:style-name="First_20_paragraph">Almost always 5 2. Often 4 3. Sometimes 3 4. Seldom 2 5. Never 1 9. Hard to say</text:p>
      <text:p text:style-name="Text_20_body">, 2. Excessive work load OR Too much work to do?</text:p>
      <text:p text:style-name="Text_20_body">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41">
        <text:list-item>
          <text:p text:style-name="P41">___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 What is the role of trade union in your organization. Is is more a tool in the hands of management or more a defender of the rights of workers. In the options there should also be 1) it is inactive, 2) it reports to higher trade union organization, not to workers or managers. ----------------------------------------------------------------------------------------------------------</text:p>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1" text:outline-level="1">Family and leisure</text:h>
      <text:h text:style-name="Heading_20_2" text:outline-level="2">What is your family status?</text:h>
      <text:list text:style-name="L53">
        <text:list-item>
          <text:p text:style-name="P53">Single</text:p>
        </text:list-item>
        <text:list-item>
          <text:p text:style-name="P53">Married</text:p>
        </text:list-item>
        <text:list-item>
          <text:p text:style-name="P53">Married by live separately</text:p>
        </text:list-item>
        <text:list-item>
          <text:p text:style-name="P53">Lived in an unregistered union</text:p>
        </text:list-item>
        <text:list-item>
          <text:p text:style-name="P53">Divorced</text:p>
        </text:list-item>
        <text:list-item>
          <text:p text:style-name="P53">Widowed</text:p>
        </text:list-item>
        <text:list-item>
          <text:p text:style-name="P53">Do not want to answer</text:p>
        </text:list-item>
        <text:list-item>
          <text:p text:style-name="P53">Other (What it might be??)</text:p>
        </text:list-item>
      </text:list>
      <text:h text:style-name="Heading_20_2" text:outline-level="2">Do you have children?</text:h>
      <text:list text:style-name="L54">
        <text:list-item>
          <text:p text:style-name="P54">Yes [go to question XX]</text:p>
        </text:list-item>
        <text:list-item>
          <text:p text:style-name="P54">No [go to question XX]</text:p>
        </text:list-item>
      </text:list>
      <text:h text:style-name="Heading_20_2" text:outline-level="2">How many children do you have?</text:h>
      <text:list text:style-name="L55">
        <text:list-item>
          <text:p text:style-name="P55">One</text:p>
        </text:list-item>
        <text:list-item>
          <text:p text:style-name="P55">Two</text:p>
        </text:list-item>
        <text:list-item>
          <text:p text:style-name="P55">Three</text:p>
        </text:list-item>
        <text:list-item>
          <text:p text:style-name="P55">Four</text:p>
        </text:list-item>
        <text:list-item>
          <text:p text:style-name="P55">More than four</text:p>
        </text:list-item>
      </text:list>
      <text:h text:style-name="Heading_20_2" text:outline-level="2">How many children do you have under age 18?</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school age?</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In case you have children under school age, in what kind of daycare they are</text:h>
      <text:list text:style-name="L58">
        <text:list-item>
          <text:p text:style-name="P58">at home with mother</text:p>
        </text:list-item>
        <text:list-item>
          <text:p text:style-name="P58">at home with father</text:p>
        </text:list-item>
        <text:list-item>
          <text:p text:style-name="P58">at home with grandparent</text:p>
        </text:list-item>
        <text:list-item>
          <text:p text:style-name="P58">at home with other relative</text:p>
        </text:list-item>
        <text:list-item>
          <text:p text:style-name="P58">at home with hired nanny</text:p>
        </text:list-item>
        <text:list-item>
          <text:p text:style-name="P58">at public daycare center</text:p>
        </text:list-item>
        <text:list-item>
          <text:p text:style-name="P58">at private daycare center</text:p>
        </text:list-item>
      </text:list>
      <text:h text:style-name="Heading_20_2" text:outline-level="2">Which of the relatives permanently live with you under one roof?</text:h>
      <text:list text:style-name="L59">
        <text:list-item>
          <text:p text:style-name="P59">Spouse</text:p>
        </text:list-item>
        <text:list-item>
          <text:p text:style-name="P59">Children</text:p>
        </text:list-item>
        <text:list-item>
          <text:p text:style-name="P59">Your parents</text:p>
        </text:list-item>
        <text:list-item>
          <text:p text:style-name="P59">Spouse's parents</text:p>
        </text:list-item>
        <text:list-item>
          <text:p text:style-name="P59">Spouse's children</text:p>
        </text:list-item>
        <text:list-item>
          <text:p text:style-name="P59">Your brothers and sisters</text:p>
        </text:list-item>
        <text:list-item>
          <text:p text:style-name="P59">Brothers or sisters of your spouse</text:p>
        </text:list-item>
        <text:list-item>
          <text:p text:style-name="P59">Other relatives</text:p>
        </text:list-item>
      </text:list>
      <text:h text:style-name="Heading_20_2" text:outline-level="2">Do you take care of your parents, your spouse's parents or other elderly people?</text:h>
      <text:list text:style-name="L60">
        <text:list-item>
          <text:p text:style-name="P60">Yes</text:p>
        </text:list-item>
        <text:list-item>
          <text:p text:style-name="P60">No</text:p>
        </text:list-item>
      </text:list>
      <text:h text:style-name="Heading_20_2" text:outline-level="2">How many members of your family lives under the same roof with you?</text:h>
      <text:list text:style-name="L61">
        <text:list-item>
          <text:p text:style-name="P61">___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list text:style-name="L62">
        <text:list-item>
          <text:p text:style-name="P62">Going to a concert or theater</text:p>
        </text:list-item>
        <text:list-item>
          <text:p text:style-name="P62">Going to libraries</text:p>
        </text:list-item>
        <text:list-item>
          <text:p text:style-name="P62">Visiting local house of culture</text:p>
        </text:list-item>
        <text:list-item>
          <text:p text:style-name="P62">Going to a restaurants, café, bar, pub</text:p>
        </text:list-item>
        <text:list-item>
          <text:p text:style-name="P62">Visiting friends, receiving guests</text:p>
        </text:list-item>
        <text:list-item>
          <text:p text:style-name="P62">Going to the cinema</text:p>
        </text:list-item>
        <text:list-item>
          <text:p text:style-name="P62">Taking up sports, training</text:p>
        </text:list-item>
        <text:list-item>
          <text:p text:style-name="P62">Drinking in the company of friends</text:p>
        </text:list-item>
        <text:list-item>
          <text:p text:style-name="P62">Spending time in outdoors</text:p>
        </text:list-item>
        <text:list-item>
          <text:p text:style-name="P62">Spending time at social media or playing computer games</text:p>
        </text:list-item>
      </text:list>
      <text:h text:style-name="Heading_20_1" text:outline-level="1">Well-being</text:h>
      <text:p text:style-name="P63">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ext:p text:style-name="Text_20_body">| Very important | Important | A little bit important | Not important | No such source | hard to say | Comment by Mikhail Chernysh: shares, financial speculation, occasional moonlighting might be added | ---- | ---- | ---- | ---- | ---- | ---- | | 3 | 2 | 1 | 0 | 8 | 9 |</text:p>
      <text:list text:style-name="L63">
        <text:list-item>
          <text:p text:style-name="P64">Main job salary</text:p>
        </text:list-item>
        <text:list-item>
          <text:p text:style-name="P64">Second job salary</text:p>
        </text:list-item>
        <text:list-item>
          <text:p text:style-name="P64">Household plot farming?</text:p>
        </text:list-item>
        <text:list-item>
          <text:p text:style-name="P64">Relatives’ assistance</text:p>
        </text:list-item>
        <text:list-item>
          <text:p text:style-name="P64">Small scale trade</text:p>
        </text:list-item>
        <text:list-item>
          <text:p text:style-name="P64">Pensions, other social subsidy<text:line-break/></text:p>
        </text:list-item>
        <text:list-item>
          <text:p text:style-name="P64">Letting an apartment or a summer cottage</text:p>
        </text:list-item>
        <text:list-item>
          <text:p text:style-name="P64">Interest accumulated by a bank account</text:p>
        </text:list-item>
        <text:list-item>
          <text:p text:style-name="P64">Savings</text:p>
        </text:list-item>
        <text:list-item>
          <text:p text:style-name="P64">Philanthropy</text:p>
        </text:list-item>
        <text:list-item>
          <text:p text:style-name="P64">Other</text:p>
        </text:list-item>
      </text:list>
      <text:h text:style-name="Heading_20_2" text:outline-level="2">How is your work paid in your main job?</text:h>
      <text:list text:style-name="L64">
        <text:list-item>
          <text:p text:style-name="P65">Individual piece rate</text:p>
        </text:list-item>
        <text:list-item>
          <text:p text:style-name="P65">Collective piece rate</text:p>
        </text:list-item>
        <text:list-item>
          <text:p text:style-name="P65">Time wage</text:p>
        </text:list-item>
        <text:list-item>
          <text:p text:style-name="P65">Fixed salary</text:p>
        </text:list-item>
        <text:list-item>
          <text:p text:style-name="P65">Pay depends on sales or profits/commission</text:p>
        </text:list-item>
        <text:list-item>
          <text:p text:style-name="P65">other</text:p>
        </text:list-item>
      </text:list>
      <text:h text:style-name="Heading_20_2" text:outline-level="2">How often did you get bonus in the 12 months?</text:h>
      <text:list text:style-name="L65">
        <text:list-item>
          <text:p text:style-name="P66">____ n of times</text:p>
        </text:list-item>
      </text:list>
      <text:h text:style-name="Heading_20_2" text:outline-level="2">On what does the bonus depend on?</text:h>
      <text:list text:style-name="L66">
        <text:list-item>
          <text:p text:style-name="P67">How well I personally work</text:p>
        </text:list-item>
        <text:list-item>
          <text:p text:style-name="P67">How well our work collective works</text:p>
        </text:list-item>
        <text:list-item>
          <text:p text:style-name="P67">The profitability of the enterprise</text:p>
        </text:list-item>
        <text:list-item>
          <text:p text:style-name="P67">Attitude of the management</text:p>
        </text:list-item>
        <text:list-item>
          <text:p text:style-name="P67">It is a fixed part of the payment</text:p>
        </text:list-item>
        <text:list-item>
          <text:p text:style-name="P67">Not relevant</text:p>
        </text:list-item>
        <text:list-item>
          <text:p text:style-name="P67">Don't know</text:p>
        </text:list-item>
      </text:list>
      <text:h text:style-name="Heading_20_2" text:outline-level="2">What is your aggregate monthly income including income from all sources? Put it in rubles.</text:h>
      <text:list text:style-name="L67">
        <text:list-item>
          <text:p text:style-name="P68">____ rubles</text:p>
        </text:list-item>
      </text:list>
      <text:h text:style-name="Heading_20_2" text:outline-level="2">What is your family’s aggregate monthly income from all sources? Put it in rubles.</text:h>
      <text:list text:style-name="L68">
        <text:list-item>
          <text:p text:style-name="P69">_____ rubles</text:p>
        </text:list-item>
      </text:list>
      <text:h text:style-name="Heading_20_2" text:outline-level="2">What kind of state benefits or allowances do you get?</text:h>
      <text:p text:style-name="First_20_paragraph"><text:span text:style-name="T116">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9">
        <text:list-item>
          <text:p text:style-name="P70">Unemployment benefits<text:line-break/></text:p>
        </text:list-item>
        <text:list-item>
          <text:p text:style-name="P70">Children support subsidy</text:p>
        </text:list-item>
        <text:list-item>
          <text:p text:style-name="P70">Maternity benefits</text:p>
        </text:list-item>
        <text:list-item>
          <text:p text:style-name="P70">Communal payment rebate</text:p>
        </text:list-item>
        <text:list-item>
          <text:p text:style-name="P70">Allowance for the handicapped</text:p>
        </text:list-item>
        <text:list-item>
          <text:p text:style-name="P70">Pensions 6.Monthly cash payments (monetized l'goty)</text:p>
        </text:list-item>
        <text:list-item>
          <text:p text:style-name="P70">Other</text:p>
        </text:list-item>
      </text:list>
      <text:h text:style-name="Heading_20_2" text:outline-level="2">What kind of state benefits or allowances do you get? NON-MONETARY / IN-KIND</text:h>
      <text:list text:style-name="L70">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1">
        <text:list-item>
          <text:p text:style-name="P72">birth or adoption grant</text:p>
        </text:list-item>
        <text:list-item>
          <text:p text:style-name="P72">child benefit</text:p>
        </text:list-item>
        <text:list-item>
          <text:p text:style-name="P72">child care benefit</text:p>
        </text:list-item>
        <text:list-item>
          <text:p text:style-name="P72">birth certificate</text:p>
        </text:list-item>
        <text:list-item>
          <text:p text:style-name="P72">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72">
        <text:list-item>
          <text:p text:style-name="P73">Privileges in getting a new home, an apartment</text:p>
        </text:list-item>
        <text:list-item>
          <text:p text:style-name="P73">Kindergarten</text:p>
        </text:list-item>
        <text:list-item>
          <text:p text:style-name="P73">Privileged access to rest homes or sanatoria</text:p>
        </text:list-item>
        <text:list-item>
          <text:p text:style-name="P73">Lunch at a special price</text:p>
        </text:list-item>
        <text:list-item>
          <text:p text:style-name="P73">Issue of work clothes</text:p>
        </text:list-item>
        <text:list-item>
          <text:p text:style-name="P73">Coverage of travel to workplace and back</text:p>
        </text:list-item>
        <text:list-item>
          <text:p text:style-name="P73">Privileged access to food products</text:p>
        </text:list-item>
        <text:list-item>
          <text:p text:style-name="P73">Privileged access to consumer goods</text:p>
        </text:list-item>
        <text:list-item>
          <text:p text:style-name="P73">Holiday pay</text:p>
        </text:list-item>
        <text:list-item>
          <text:p text:style-name="P73">Sick pay</text:p>
        </text:list-item>
        <text:list-item>
          <text:p text:style-name="P73">Obligatory Medical insurance</text:p>
        </text:list-item>
        <text:list-item>
          <text:p text:style-name="P73">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I shall read the characteristics of several groups. Tell me to which of them you belong.</text:h>
      <text:list text:style-name="L74">
        <text:list-item>
          <text:p text:style-name="P75">We cannot make ends meet. There is not enough money even for food 1</text:p>
        </text:list-item>
        <text:list-item>
          <text:p text:style-name="P75">We have money only for food, the purchase of clothes is a problem 2</text:p>
        </text:list-item>
        <text:list-item>
          <text:p text:style-name="P75">We are able to buy food. We can also buy clothes, if we stick to cheap kind. However, we have a problem when there is a need to buy durables such as a TV set or a refrigerator 3</text:p>
        </text:list-item>
        <text:list-item>
          <text:p text:style-name="P75">We have enough money for food. We can also buy good expensive clothes. If we save money, we can buy durables, but things that are really expensive such as a summer cottage or a car are beyond our means 4</text:p>
        </text:list-item>
        <text:list-item>
          <text:p text:style-name="P75">We can buy durables without any problems. If we save, we can buy an Inexpensive car or a modest summer home. However we do not have a chance to go for really expensive things such as a n apartment or a modern house. 5</text:p>
        </text:list-item>
        <text:list-item>
          <text:p text:style-name="P75">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5">
        <text:list-item>
          <text:p text:style-name="P76">Significantly improved 5</text:p>
        </text:list-item>
        <text:list-item>
          <text:p text:style-name="P76">Improved 4</text:p>
        </text:list-item>
        <text:list-item>
          <text:p text:style-name="P76">Did not change 3</text:p>
        </text:list-item>
        <text:list-item>
          <text:p text:style-name="P76">Worsened 2</text:p>
        </text:list-item>
        <text:list-item>
          <text:p text:style-name="P76">Significantly worsened 1</text:p>
        </text:list-item>
        <text:list-item>
          <text:p text:style-name="P76">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6">
        <text:list-item>
          <text:p text:style-name="P77">Purchase of medical services, drugs</text:p>
        </text:list-item>
        <text:list-item>
          <text:p text:style-name="P77">Food</text:p>
        </text:list-item>
        <text:list-item>
          <text:p text:style-name="P77">Hobbies</text:p>
        </text:list-item>
        <text:list-item>
          <text:p text:style-name="P77">Travel</text:p>
        </text:list-item>
        <text:list-item>
          <text:p text:style-name="P77">Big buys such as real estate or a car</text:p>
        </text:list-item>
        <text:list-item>
          <text:p text:style-name="P77">Small buys such as clothes</text:p>
        </text:list-item>
        <text:list-item>
          <text:p text:style-name="P77">Children’s education</text:p>
        </text:list-item>
        <text:list-item>
          <text:p text:style-name="P77">Communal payments</text:p>
        </text:list-item>
        <text:list-item>
          <text:p text:style-name="P77">Tax payment</text:p>
        </text:list-item>
      </text:list>
      <text:h text:style-name="Heading_20_2" text:outline-level="2">What are your expectations? How would your well-being change in the next three years?</text:h>
      <text:list text:style-name="L77">
        <text:list-item>
          <text:p text:style-name="P78">Significantly improve 5</text:p>
        </text:list-item>
        <text:list-item>
          <text:p text:style-name="P78">Somewhat improve 4</text:p>
        </text:list-item>
        <text:list-item>
          <text:p text:style-name="P78">Will not change 3</text:p>
        </text:list-item>
        <text:list-item>
          <text:p text:style-name="P78">Somewhat worsen 2</text:p>
        </text:list-item>
        <text:list-item>
          <text:p text:style-name="P78">Significantly worsen 1</text:p>
        </text:list-item>
        <text:list-item>
          <text:p text:style-name="P78">Hard to say 9</text:p>
        </text:list-item>
      </text:list>
      <text:h text:style-name="Heading_20_2" text:outline-level="2">Do you own or are you renting your current apartment?</text:h>
      <text:list text:style-name="L78">
        <text:list-item>
          <text:p text:style-name="P79">own</text:p>
        </text:list-item>
        <text:list-item>
          <text:p text:style-name="P79">rent</text:p>
        </text:list-item>
        <text:list-item>
          <text:p text:style-name="P79">other, what? ________________</text:p>
        </text:list-item>
      </text:list>
      <text:h text:style-name="Heading_20_2" text:outline-level="2">What are home conditions at the place where you are living permanently? Choose one option of the listed below.</text:h>
      <text:list text:style-name="L79">
        <text:list-item>
          <text:p text:style-name="P80">Detached house</text:p>
        </text:list-item>
        <text:list-item>
          <text:p text:style-name="P80">Block of flats</text:p>
        </text:list-item>
        <text:list-item>
          <text:p text:style-name="P80">Communal apartment</text:p>
        </text:list-item>
        <text:list-item>
          <text:p text:style-name="P80">Shared room in a dormitory</text:p>
        </text:list-item>
        <text:list-item>
          <text:p text:style-name="P80">One or several rooms in a barrack</text:p>
        </text:list-item>
        <text:list-item>
          <text:p text:style-name="P80">Other</text:p>
        </text:list-item>
      </text:list>
      <text:h text:style-name="Heading_20_2" text:outline-level="2">Number of square meters?</text:h>
      <text:h text:style-name="Heading_20_2" text:outline-level="2">What health care facilities and services do you and other members of your family use? Comment by Mikhail Chernysh. It is a mighty good quesiton, but at present it looks like a double barrel. "You and other members of the family" might mean very different healing strategies. A possible alternative: 1) did you recieve any medical care in the last 12 months. In what way did you get medical care?</text:h>
      <text:p text:style-name="First_20_paragraph"><text:span text:style-name="T120">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80">
        <text:list-item>
          <text:p text:style-name="P81">state/public polyclinic, hospital</text:p>
        </text:list-item>
        <text:list-item>
          <text:p text:style-name="P81">at work</text:p>
        </text:list-item>
        <text:list-item>
          <text:p text:style-name="P81">private clinic, specialists</text:p>
        </text:list-item>
        <text:list-item>
          <text:p text:style-name="P81">INGO (non-state, non-commercial) health facilities<text:line-break/></text:p>
        </text:list-item>
        <text:list-item>
          <text:p text:style-name="P81">alternative/traditional healer</text:p>
        </text:list-item>
      </text:list>
      <text:h text:style-name="Heading_20_2" text:outline-level="2">Do you and members of your family have access to the medical services you need? If not, why do you or family members not get or complete needed treatments? Comment by MIkhail Chernysh: I guess at present its is a double barrel. There is one more complication: most Russians do not know whether they have access to medical care or not unless they develop a need for it. The concepts might be quite hazy in the minds of the Russians.</text:h>
      <text:p text:style-name="First_20_paragraph"><text:span text:style-name="T121">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Completely agree</text:p>
            </table:table-cell>
            <table:table-cell table:style-name="Table15.A1" office:value-type="string">
              <text:p text:style-name="Table_20_Heading">Agree</text:p>
            </table:table-cell>
            <table:table-cell table:style-name="Table15.A1" office:value-type="string">
              <text:p text:style-name="Table_20_Heading">Not agree nor disagree</text:p>
            </table:table-cell>
            <table:table-cell table:style-name="Table15.A1" office:value-type="string">
              <text:p text:style-name="Table_20_Heading">Disagree</text:p>
            </table:table-cell>
            <table:table-cell table:style-name="Table15.A1" office:value-type="string">
              <text:p text:style-name="Table_20_Heading">Completely disagree</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9</text:p>
          </table:table-cell>
        </table:table-row>
      </table:table>
      <text:list text:style-name="L81">
        <text:list-item>
          <text:p text:style-name="P82">services cost too much</text:p>
        </text:list-item>
        <text:list-item>
          <text:p text:style-name="P82">medicines cost too much</text:p>
        </text:list-item>
        <text:list-item>
          <text:p text:style-name="P82">specialists are not available</text:p>
        </text:list-item>
        <text:list-item>
          <text:p text:style-name="P82">I don't have the right connections or networks</text:p>
        </text:list-item>
        <text:list-item>
          <text:p text:style-name="P82">clinics/hospital are too far away from home and work</text:p>
        </text:list-item>
        <text:list-item>
          <text:p text:style-name="P82">no medical insurance</text:p>
        </text:list-item>
      </text:list>
      <text:h text:style-name="Heading_20_2" text:outline-level="2">How do you and your family cope with lack of needed medical care?</text:h>
      <text:p text:style-name="First_20_paragraph"><text:span text:style-name="T122">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2">
        <text:list-item>
          <text:p text:style-name="P83">rely on self-treatment, family or friends</text:p>
        </text:list-item>
        <text:list-item>
          <text:p text:style-name="P83">rely on newspapers, tv or the internet for advice</text:p>
        </text:list-item>
        <text:list-item>
          <text:p text:style-name="P83">travel to cities/facilities that have necessary services</text:p>
        </text:list-item>
        <text:list-item>
          <text:p text:style-name="P83">turn to local government/ elected leaders to improve health care</text:p>
        </text:list-item>
        <text:list-item>
          <text:p text:style-name="P83">other</text:p>
        </text:list-item>
      </text:list>
      <text:h text:style-name="Heading_20_1" text:outline-level="1">Information and media</text:h>
      <text:h text:style-name="Heading_20_2" text:outline-level="2">Have you access to internet</text:h>
      <text:list text:style-name="L83">
        <text:list-item>
          <text:p text:style-name="P84">Yes</text:p>
        </text:list-item>
        <text:list-item>
          <text:p text:style-name="P84">No</text:p>
        </text:list-item>
      </text:list>
      <text:h text:style-name="Heading_20_2" text:outline-level="2">What do you use internet for?</text:h>
      <text:p text:style-name="First_20_paragraph"><text:span text:style-name="T123">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daily</text:p>
            </table:table-cell>
            <table:table-cell table:style-name="Table17.A1" office:value-type="string">
              <text:p text:style-name="Table_20_Heading">few times a week</text:p>
            </table:table-cell>
            <table:table-cell table:style-name="Table17.A1" office:value-type="string">
              <text:p text:style-name="Table_20_Heading">weekly</text:p>
            </table:table-cell>
            <table:table-cell table:style-name="Table17.A1" office:value-type="string">
              <text:p text:style-name="Table_20_Heading">monthly</text:p>
            </table:table-cell>
            <table:table-cell table:style-name="Table17.A1" office:value-type="string">
              <text:p text:style-name="Table_20_Heading">not at all</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5</text:p>
          </table:table-cell>
          <table:table-cell table:style-name="Table17.A1" office:value-type="string">
            <text:p text:style-name="Table_20_Contents">4</text:p>
          </table:table-cell>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9</text:p>
          </table:table-cell>
        </table:table-row>
      </table:table>
      <text:list text:style-name="L84">
        <text:list-item>
          <text:p text:style-name="P85">paying bills</text:p>
        </text:list-item>
        <text:list-item>
          <text:p text:style-name="P85">dealing with authorities</text:p>
        </text:list-item>
        <text:list-item>
          <text:p text:style-name="P85">entertainment</text:p>
        </text:list-item>
        <text:list-item>
          <text:p text:style-name="P85">reading newspapers &amp; watching news</text:p>
        </text:list-item>
        <text:list-item>
          <text:p text:style-name="P85">searching information through yandex/google</text:p>
        </text:list-item>
        <text:list-item>
          <text:p text:style-name="P85">emailing, video calls, chatting</text:p>
        </text:list-item>
        <text:list-item>
          <text:p text:style-name="P85">facebook</text:p>
        </text:list-item>
        <text:list-item>
          <text:p text:style-name="P85">vkontakte</text:p>
        </text:list-item>
        <text:list-item>
          <text:p text:style-name="P85">twitter</text:p>
        </text:list-item>
        <text:list-item>
          <text:p text:style-name="P85">live journal</text:p>
        </text:list-item>
      </text:list>
      <text:h text:style-name="Heading_20_2" text:outline-level="2">What do you use your smart phone f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aily</text:p>
            </table:table-cell>
            <table:table-cell table:style-name="Table18.A1" office:value-type="string">
              <text:p text:style-name="Table_20_Heading">few times a week</text:p>
            </table:table-cell>
            <table:table-cell table:style-name="Table18.A1" office:value-type="string">
              <text:p text:style-name="Table_20_Heading">weekly</text:p>
            </table:table-cell>
            <table:table-cell table:style-name="Table18.A1" office:value-type="string">
              <text:p text:style-name="Table_20_Heading">monthly</text:p>
            </table:table-cell>
            <table:table-cell table:style-name="Table18.A1" office:value-type="string">
              <text:p text:style-name="Table_20_Heading">not at all</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5">
        <text:list-item>
          <text:p text:style-name="P86">making phone calls</text:p>
        </text:list-item>
        <text:list-item>
          <text:p text:style-name="P86">taking photos</text:p>
        </text:list-item>
        <text:list-item>
          <text:p text:style-name="P86">listening to music</text:p>
        </text:list-item>
        <text:list-item>
          <text:p text:style-name="P86">watching movies</text:p>
        </text:list-item>
        <text:list-item>
          <text:p text:style-name="P86">reading books</text:p>
        </text:list-item>
        <text:list-item>
          <text:p text:style-name="P86">sending messages</text:p>
        </text:list-item>
        <text:list-item>
          <text:p text:style-name="P86">facebooking</text:p>
        </text:list-item>
        <text:list-item>
          <text:p text:style-name="P86">using it as a navigator</text:p>
        </text:list-item>
      </text:list>
      <text:h text:style-name="Heading_20_2" text:outline-level="2">Do you regularly read newspapers? Comment by Mikhail Chernysh: what do we mean by regularly? Once a month, would it be regularly?</text:h>
      <text:list text:style-name="L86">
        <text:list-item>
          <text:p text:style-name="P87">Yes</text:p>
        </text:list-item>
        <text:list-item>
          <text:p text:style-name="P87">No</text:p>
        </text:list-item>
      </text:list>
      <text:h text:style-name="Heading_20_2" text:outline-level="2">What newspapers did you read last week? Please list all the daily and weekly newspapers that you read including local and central ones, as well as ordinary printed and Internet-newspapers.. Comment by Mikhail Chernysh: well, Jukko, what do we do with the question? The questions splits into thousand local options? How do we code them?</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4">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Very important</text:p>
            </table:table-cell>
            <table:table-cell table:style-name="Table19.A1" office:value-type="string">
              <text:p text:style-name="Table_20_Heading">Important</text:p>
            </table:table-cell>
            <table:table-cell table:style-name="Table19.A1" office:value-type="string">
              <text:p text:style-name="Table_20_Heading">A little bit important</text:p>
            </table:table-cell>
            <table:table-cell table:style-name="Table19.A1" office:value-type="string">
              <text:p text:style-name="Table_20_Heading">Not important</text:p>
            </table:table-cell>
            <table:table-cell table:style-name="Table19.A1" office:value-type="string">
              <text:p text:style-name="Table_20_Heading">No such source</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0</text:p>
          </table:table-cell>
          <table:table-cell table:style-name="Table19.A1" office:value-type="string">
            <text:p text:style-name="Table_20_Contents">8</text:p>
          </table:table-cell>
          <table:table-cell table:style-name="Table19.A1" office:value-type="string">
            <text:p text:style-name="Table_20_Contents">9</text:p>
          </table:table-cell>
        </table:table-row>
      </table:table>
      <text:list text:style-name="L88">
        <text:list-item>
          <text:p text:style-name="P89">Newspapers became too expensive</text:p>
        </text:list-item>
        <text:list-item>
          <text:p text:style-name="P89">Things they write about are not interesting for me</text:p>
        </text:list-item>
        <text:list-item>
          <text:p text:style-name="P89">TV is enough for me</text:p>
        </text:list-item>
        <text:list-item>
          <text:p text:style-name="P89">Radio is enough for me</text:p>
        </text:list-item>
        <text:list-item>
          <text:p text:style-name="P89">Internet is enough for me</text:p>
        </text:list-item>
        <text:list-item>
          <text:p text:style-name="P89">Free-distributed press is enough for me</text:p>
        </text:list-item>
        <text:list-item>
          <text:p text:style-name="P89">Weeklies or monthlies are enough for me</text:p>
        </text:list-item>
        <text:list-item>
          <text:p text:style-name="P89">Newspapers are badly delivered</text:p>
        </text:list-item>
        <text:list-item>
          <text:p text:style-name="P89">Newspapers are stolen from my post box</text:p>
        </text:list-item>
        <text:list-item>
          <text:p text:style-name="P89">I have not time for this</text:p>
        </text:list-item>
        <text:list-item>
          <text:p text:style-name="P89">They do not have information that I need</text:p>
        </text:list-item>
        <text:list-item>
          <text:p text:style-name="P89">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9">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5">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20.A1" office:value-type="string">
              <text:p text:style-name="Table_20_Heading">TV</text:p>
            </table:table-cell>
            <table:table-cell table:style-name="Table20.A1" office:value-type="string">
              <text:p text:style-name="Table_20_Heading">Radio</text:p>
            </table:table-cell>
            <table:table-cell table:style-name="Table20.A1" office:value-type="string">
              <text:p text:style-name="Table_20_Heading">Newspapers</text:p>
            </table:table-cell>
            <table:table-cell table:style-name="Table20.A1" office:value-type="string">
              <text:p text:style-name="Table_20_Heading">Magazines</text:p>
            </table:table-cell>
            <table:table-cell table:style-name="Table20.A1" office:value-type="string">
              <text:p text:style-name="Table_20_Heading">Internet</text:p>
            </table:table-cell>
            <table:table-cell table:style-name="Table20.A1" office:value-type="string">
              <text:p text:style-name="Table_20_Heading">Experience</text:p>
            </table:table-cell>
            <table:table-cell table:style-name="Table20.A1" office:value-type="string">
              <text:p text:style-name="Table_20_Heading">Do not get</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cell table:style-name="Table20.A1" office:value-type="string">
            <text:p text:style-name="Table_20_Contents">9</text:p>
          </table:table-cell>
        </table:table-row>
      </table:table>
      <text:list text:style-name="L92">
        <text:list-item>
          <text:p text:style-name="P93">Political life in Russia</text:p>
        </text:list-item>
        <text:list-item>
          <text:p text:style-name="P93">Russian economy</text:p>
        </text:list-item>
        <text:list-item>
          <text:p text:style-name="P93">Mood in society</text:p>
        </text:list-item>
        <text:list-item>
          <text:p text:style-name="P93">Events in the Caucasus</text:p>
        </text:list-item>
        <text:list-item>
          <text:p text:style-name="P93">Political life in your region</text:p>
        </text:list-item>
        <text:list-item>
          <text:p text:style-name="P93">State of regional economy</text:p>
        </text:list-item>
        <text:list-item>
          <text:p text:style-name="P93">Work done by regional administration</text:p>
        </text:list-item>
        <text:list-item>
          <text:p text:style-name="P93">Work done by city or village administration</text:p>
        </text:list-item>
        <text:list-item>
          <text:p text:style-name="P93">Events in the world 10 .Sports, outcome of competitions</text:p>
        </text:list-item>
        <text:list-item>
          <text:p text:style-name="P93">Cultural events</text:p>
        </text:list-item>
        <text:list-item>
          <text:p text:style-name="P93">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6">scale:</text:span></text:p>
      <table:table table:name="Table21" table:style-name="Table21">
        <table:table-column table:style-name="Table21.A"/>
        <table:table-column table:style-name="Table21.B"/>
        <table:table-header-rows>
          <table:table-row>
            <table:table-cell table:style-name="Table21.A1" office:value-type="string">
              <text:p text:style-name="Table_20_Heading">Yes</text:p>
            </table:table-cell>
            <table:table-cell table:style-name="Table21.A1" office:value-type="string">
              <text:p text:style-name="Table_20_Heading">No</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row>
      </table:table>
      <text:list text:style-name="L93">
        <text:list-item>
          <text:p text:style-name="P94">Signed a petition or an address</text:p>
        </text:list-item>
        <text:list-item>
          <text:p text:style-name="P94">Participated in congresses or conferences of public organizations</text:p>
        </text:list-item>
        <text:list-item>
          <text:p text:style-name="P94">Took part in strikes</text:p>
        </text:list-item>
        <text:list-item>
          <text:p text:style-name="P94">Participated in demonstrations or marches of protest</text:p>
        </text:list-item>
        <text:list-item>
          <text:p text:style-name="P94">Took part in rallies</text:p>
        </text:list-item>
        <text:list-item>
          <text:p text:style-name="P94">Wrote a letter to a newspaper</text:p>
        </text:list-item>
        <text:list-item>
          <text:p text:style-name="P94">Took part in an electoral campaign in the team of a candidate</text:p>
        </text:list-item>
        <text:list-item>
          <text:p text:style-name="P94">Voted in local elections</text:p>
        </text:list-item>
      </text:list>
      <text:h text:style-name="Heading_20_2" text:outline-level="2">Are you a member of a political party or a social organisation? In some cases, memebership is not important. Those who took part in the protests were not members of any political organizaitons.</text:h>
      <text:list text:style-name="L94">
        <text:list-item>
          <text:p text:style-name="P95">Yes 1 [go to question XX]</text:p>
        </text:list-item>
        <text:list-item>
          <text:p text:style-name="P95">No 2 [go to question XX]</text:p>
        </text:list-item>
      </text:list>
      <text:h text:style-name="Heading_20_2" text:outline-level="2">What is the name of that political party or a social organisation?</text:h>
      <text:list text:style-name="L95">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7">scale:</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Participate</text:p>
            </table:table-cell>
            <table:table-cell table:style-name="Table22.A1" office:value-type="string">
              <text:p text:style-name="Table_20_Heading">Formally belong, but do not participate</text:p>
            </table:table-cell>
            <table:table-cell table:style-name="Table22.A1" office:value-type="string">
              <text:p text:style-name="Table_20_Heading">Do not belong, and do not participat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row>
      </table:table>
      <text:list text:style-name="L96">
        <text:list-item>
          <text:p text:style-name="P97">Charity</text:p>
        </text:list-item>
        <text:list-item>
          <text:p text:style-name="P97">Religious</text:p>
        </text:list-item>
        <text:list-item>
          <text:p text:style-name="P97">Cultural, artist, organizations and groups</text:p>
        </text:list-item>
        <text:list-item>
          <text:p text:style-name="P97">Trade Unions</text:p>
        </text:list-item>
        <text:list-item>
          <text:p text:style-name="P97">Political parties</text:p>
        </text:list-item>
        <text:list-item>
          <text:p text:style-name="P97">Organisations in protection of minorities</text:p>
        </text:list-item>
        <text:list-item>
          <text:p text:style-name="P97">Environmental organization</text:p>
        </text:list-item>
        <text:list-item>
          <text:p text:style-name="P97">youth organizations (clubs)</text:p>
        </text:list-item>
        <text:list-item>
          <text:p text:style-name="P97">Women’s organizations (clubs)</text:p>
        </text:list-item>
        <text:list-item>
          <text:p text:style-name="P97">Veterans or pensioners organization</text:p>
        </text:list-item>
        <text:list-item>
          <text:p text:style-name="P97">Disabled organization</text:p>
        </text:list-item>
        <text:list-item>
          <text:p text:style-name="P97">Sport clubs, associations</text:p>
        </text:list-item>
        <text:list-item>
          <text:p text:style-name="P97">Consumer organizations</text:p>
        </text:list-item>
        <text:list-item>
          <text:p text:style-name="P97">Formal or informal councils of residents or yard councils</text:p>
        </text:list-item>
        <text:list-item>
          <text:p text:style-name="P97">Hobby clubs (fishing, hunting)</text:p>
        </text:list-item>
        <text:list-item>
          <text:p text:style-name="P97">other clubs of organizations (specify ___________)</text:p>
        </text:list-item>
      </text:list>
      <text:h text:style-name="Heading_20_2" text:outline-level="2">To what extent do you trust the following authorities, public organizations or groups?</text:h>
      <text:p text:style-name="First_20_paragraph"><text:span text:style-name="T128">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Fully trust</text:p>
            </table:table-cell>
            <table:table-cell table:style-name="Table23.A1" office:value-type="string">
              <text:p text:style-name="Table_20_Heading">Mainly trust</text:p>
            </table:table-cell>
            <table:table-cell table:style-name="Table23.A1" office:value-type="string">
              <text:p text:style-name="Table_20_Heading">Partially</text:p>
            </table:table-cell>
            <table:table-cell table:style-name="Table23.A1" office:value-type="string">
              <text:p text:style-name="Table_20_Heading">Mainly distrust</text:p>
            </table:table-cell>
            <table:table-cell table:style-name="Table23.A1" office:value-type="string">
              <text:p text:style-name="Table_20_Heading">Completely distrus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5</text:p>
          </table:table-cell>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9</text:p>
          </table:table-cell>
        </table:table-row>
      </table:table>
      <text:list text:style-name="L97">
        <text:list-item>
          <text:p text:style-name="P98">Council of the Federation</text:p>
        </text:list-item>
        <text:list-item>
          <text:p text:style-name="P98">State Duma</text:p>
        </text:list-item>
        <text:list-item>
          <text:p text:style-name="P98">President of Russia</text:p>
        </text:list-item>
        <text:list-item>
          <text:p text:style-name="P98">Government of Russia</text:p>
        </text:list-item>
        <text:list-item>
          <text:p text:style-name="P98">Regional administration</text:p>
        </text:list-item>
        <text:list-item>
          <text:p text:style-name="P98">Municipal, village administration</text:p>
        </text:list-item>
        <text:list-item>
          <text:p text:style-name="P98">Russian orthodox church</text:p>
        </text:list-item>
        <text:list-item>
          <text:p text:style-name="P98">Army</text:p>
        </text:list-item>
        <text:list-item>
          <text:p text:style-name="P98">Courts</text:p>
        </text:list-item>
        <text:list-item>
          <text:p text:style-name="P98">Polyclinics/ hospitals</text:p>
        </text:list-item>
        <text:list-item>
          <text:p text:style-name="P98">Police</text:p>
        </text:list-item>
        <text:list-item>
          <text:p text:style-name="P98">Trade unions</text:p>
        </text:list-item>
        <text:list-item>
          <text:p text:style-name="P98">non-government organizations (общественные/некоммеческие/негосударственные организации?)</text:p>
        </text:list-item>
        <text:list-item>
          <text:p text:style-name="P98">Television</text:p>
        </text:list-item>
        <text:list-item>
          <text:p text:style-name="P98">Newspapers</text:p>
        </text:list-item>
        <text:list-item>
          <text:p text:style-name="P98">Banks</text:p>
        </text:list-item>
        <text:list-item>
          <text:p text:style-name="P98">Entrepreneurs</text:p>
        </text:list-item>
        <text:list-item>
          <text:p text:style-name="P98">Your sources of information in internet</text:p>
        </text:list-item>
      </text:list>
      <text:h text:style-name="Heading_20_2" text:outline-level="2">Generally speaking, would you say that people can be trusted or distrusted?</text:h>
      <text:list text:style-name="L98">
        <text:list-item>
          <text:p text:style-name="P99">People can always be trusted</text:p>
        </text:list-item>
        <text:list-item>
          <text:p text:style-name="P99">Most people can be trusted most of the time</text:p>
        </text:list-item>
        <text:list-item>
          <text:p text:style-name="P99">Some can be trusted, some cannot</text:p>
        </text:list-item>
        <text:list-item>
          <text:p text:style-name="P99">Most of the people cannot be trusted</text:p>
        </text:list-item>
        <text:list-item>
          <text:p text:style-name="P99">You can't trust people</text:p>
        </text:list-item>
        <text:list-item>
          <text:p text:style-name="P99">Can’t choose</text:p>
        </text:list-item>
      </text:list>
      <text:h text:style-name="Heading_20_2" text:outline-level="2">In general, how satisfied you are in</text:h>
      <text:p text:style-name="First_20_paragraph"><text:span text:style-name="T129">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Completely satisfied</text:p>
            </table:table-cell>
            <table:table-cell table:style-name="Table24.A1" office:value-type="string">
              <text:p text:style-name="Table_20_Heading">satisfied</text:p>
            </table:table-cell>
            <table:table-cell table:style-name="Table24.A1" office:value-type="string">
              <text:p text:style-name="Table_20_Heading">Not satisfied nor unsatisfied</text:p>
            </table:table-cell>
            <table:table-cell table:style-name="Table24.A1" office:value-type="string">
              <text:p text:style-name="Table_20_Heading">unsatisfied</text:p>
            </table:table-cell>
            <table:table-cell table:style-name="Table24.A1" office:value-type="string">
              <text:p text:style-name="Table_20_Heading">Completely unsatisfied</text:p>
            </table:table-cell>
            <table:table-cell table:style-name="Table24.A1" office:value-type="string">
              <text:p text:style-name="Table_20_Heading">Not applicaple</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9">
        <text:list-item>
          <text:p text:style-name="P100">the health care?</text:p>
        </text:list-item>
        <text:list-item>
          <text:p text:style-name="P100">educational system ?</text:p>
        </text:list-item>
        <text:list-item>
          <text:p text:style-name="P100">social services or social support?</text:p>
        </text:list-item>
        <text:list-item>
          <text:p text:style-name="P100">the way in which the government takes care of its duties?</text:p>
        </text:list-item>
        <text:list-item>
          <text:p text:style-name="P100">the way in which the Duma takes care of its duties?</text:p>
        </text:list-item>
        <text:list-item>
          <text:p text:style-name="P100">the way in which the President takes care of its duties?</text:p>
        </text:list-item>
        <text:list-item>
          <text:p text:style-name="P100">how politicians functions in Russia?</text:p>
        </text:list-item>
      </text:list>
      <text:h text:style-name="Heading_20_2" text:outline-level="2">Do you agree or disagree with following statements?</text:h>
      <text:p text:style-name="First_20_paragraph"><text:span text:style-name="T130">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agree</text:p>
            </table:table-cell>
            <table:table-cell table:style-name="Table25.A1" office:value-type="string">
              <text:p text:style-name="Table_20_Heading">Agree</text:p>
            </table:table-cell>
            <table:table-cell table:style-name="Table25.A1" office:value-type="string">
              <text:p text:style-name="Table_20_Heading">Not agree nor disagree</text:p>
            </table:table-cell>
            <table:table-cell table:style-name="Table25.A1" office:value-type="string">
              <text:p text:style-name="Table_20_Heading">Disagree</text:p>
            </table:table-cell>
            <table:table-cell table:style-name="Table25.A1" office:value-type="string">
              <text:p text:style-name="Table_20_Heading">Completely disagree</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1">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32">Scale:</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Yes</text:p>
            </table:table-cell>
            <table:table-cell table:style-name="Table27.A1" office:value-type="string">
              <text:p text:style-name="Table_20_Heading">No</text:p>
            </table:table-cell>
            <table:table-cell table:style-name="Table27.A1" office:value-type="string">
              <text:p text:style-name="Table_20_Heading">NOT RELEVANT</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9</text:p>
          </table:table-cell>
        </table:table-row>
      </table:table>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33">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Must always</text:p>
            </table:table-cell>
            <table:table-cell table:style-name="Table29.A1" office:value-type="string">
              <text:p text:style-name="Table_20_Heading">influence</text:p>
            </table:table-cell>
            <table:table-cell table:style-name="Table29.A1" office:value-type="string">
              <text:p text:style-name="Table_20_Heading">As a rule must influence</text:p>
            </table:table-cell>
            <table:table-cell table:style-name="Table29.A1" office:value-type="string">
              <text:p text:style-name="Table_20_Heading">Sometimes must, sometimes must not</text:p>
            </table:table-cell>
            <table:table-cell table:style-name="Table29.A1" office:value-type="string">
              <text:p text:style-name="Table_20_Heading">As a rule must not influence</text:p>
            </table:table-cell>
            <table:table-cell table:style-name="Table29.A1" office:value-type="string">
              <text:p text:style-name="Table_20_Heading">Must never influence</text:p>
            </table:table-cell>
          </table:table-row>
        </table:table-header-rows>
        <table:table-row>
          <table:table-cell table:style-name="Table29.A1" office:value-type="string">
            <text:p text:style-name="Table_20_Contents">5</text:p>
          </table:table-cell>
          <table:table-cell table:style-name="Table29.A1" office:value-type="string">
            <text:p text:style-name="Table_20_Contents">4</text:p>
          </table:table-cell>
          <table:table-cell table:style-name="Table29.A1" office:value-type="string">
            <text:p text:style-name="Table_20_Contents">3</text:p>
          </table:table-cell>
          <table:table-cell table:style-name="Table29.A1" office:value-type="string">
            <text:p text:style-name="Table_20_Contents">2</text:p>
          </table:table-cell>
          <table:table-cell table:style-name="Table29.A1" office:value-type="string">
            <text:p text:style-name="Table_20_Contents">1</text:p>
          </table:table-cell>
          <table:table-cell table:style-name="Table29.A1" office:value-type="string">
            <text:p text:style-name="Table_20_Contents">9</text:p>
          </table:table-cell>
        </table:table-row>
      </table:table>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ing person?</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 10.Atheism<text:line-break/></text:p>
        </text:list-item>
        <text:list-item>
          <text:p text:style-name="P110">Other, what?________________</text:p>
        </text:list-item>
        <text:list-item>
          <text:p text:style-name="P110">Don’t know</text:p>
        </text:list-item>
      </text:list>
      <text:h text:style-name="Heading_20_2" text:outline-level="2">Which group or groups do you feel like you belong to? <text:span text:style-name="T134">(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table-cell table:style-name="Table31.A1" office:value-type="string">
              <text:p text:style-name="Table_20_Heading">Citizens</text:p>
            </table:table-cell>
            <table:table-cell table:style-name="Table31.A1" office:value-type="string">
              <text:p text:style-name="Table_20_Heading">Private companies</text:p>
            </table:table-cell>
            <table:table-cell table:style-name="Table31.A1" office:value-type="string">
              <text:p text:style-name="Table_20_Heading">Local authorities</text:p>
            </table:table-cell>
            <table:table-cell table:style-name="Table31.A1" office:value-type="string">
              <text:p text:style-name="Table_20_Heading">Regional authorities</text:p>
            </table:table-cell>
            <table:table-cell table:style-name="Table31.A1" office:value-type="string">
              <text:p text:style-name="Table_20_Heading">State, federal power</text:p>
            </table:table-cell>
            <table:table-cell table:style-name="Table31.A1" office:value-type="string">
              <text:p text:style-name="Table_20_Heading">NGO</text:p>
            </table:table-cell>
            <table:table-cell table:style-name="Table31.A1" office:value-type="string">
              <text:p text:style-name="Table_20_Heading">Religious organization</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6</text:p>
          </table:table-cell>
          <table:table-cell table:style-name="Table31.A1" office:value-type="string">
            <text:p text:style-name="Table_20_Contents">7</text:p>
          </table:table-cell>
        </table:table-row>
      </table:table>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5">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important</text:p>
            </table:table-cell>
            <table:table-cell table:style-name="Table32.A1" office:value-type="string">
              <text:p text:style-name="Table_20_Heading">Important</text:p>
            </table:table-cell>
            <table:table-cell table:style-name="Table32.A1" office:value-type="string">
              <text:p text:style-name="Table_20_Heading">Not important nor unimportant</text:p>
            </table:table-cell>
            <table:table-cell table:style-name="Table32.A1" office:value-type="string">
              <text:p text:style-name="Table_20_Heading">unimportant</text:p>
            </table:table-cell>
            <table:table-cell table:style-name="Table32.A1" office:value-type="string">
              <text:p text:style-name="Table_20_Heading">Completely unimportant</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9</text:p>
          </table:table-cell>
        </table:table-row>
      </table:table>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36">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p text:style-name="First_20_paragraph">What is you native language?</text:p>
      <text:list text:style-name="L115">
        <text:list-item>
          <text:p text:style-name="P116">Russian</text:p>
        </text:list-item>
        <text:list-item>
          <text:p text:style-name="P116">Ukrainian</text:p>
        </text:list-item>
        <text:list-item>
          <text:p text:style-name="P116">Tatar</text:p>
        </text:list-item>
        <text:list-item>
          <text:p text:style-name="P116">Chuvash</text:p>
        </text:list-item>
        <text:list-item>
          <text:p text:style-name="P116">Belorussian</text:p>
        </text:list-item>
        <text:list-item>
          <text:p text:style-name="P116">Jewish</text:p>
        </text:list-item>
        <text:list-item>
          <text:p text:style-name="P116">Other, specify which _______________________</text:p>
        </text:list-item>
        <text:list-item>
          <text:p text:style-name="P116">Hard to say</text:p>
        </text:list-item>
      </text:list>
      <text:p text:style-name="First_20_paragraph">If your native language is not Russian, what is your command in Russian?</text:p>
      <text:p text:style-name="Text_20_body"><text:span text:style-name="T137">scale</text:span></text:p>
      <text:p text:style-name="Text_20_body">Speak fluently and write well | Speak fluently but do not write well |Speak a little bit |Is able only to read | No command at all | Hard to say | | ---- | ---- | ---- | ---- | ---- | ---- | | 1 | 2 | 3 | 4 | 5 | 9</text:p>
      <text:p text:style-name="Text_20_body">What is your command in English?</text:p>
      <text:p text:style-name="Text_20_body"><text:span text:style-name="T138">scale</text:span></text:p>
      <text:p text:style-name="Text_20_body">Speak fluently and write well | Speak fluently but do not write well |Speak a little bit |Is able only to read | No command at all | Hard to say | | ---- | ---- | ---- | ---- | ---- | ---- | | 1 | 2 | 3 | 4 | 5 | 9</text:p>
      <text:h text:style-name="Heading_20_2" text:outline-level="2">How acute conflicts do you see between these dimensions?</text:h>
      <text:p text:style-name="First_20_paragraph"><text:span text:style-name="T139">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serious</text:p>
            </table:table-cell>
            <table:table-cell table:style-name="Table34.A1" office:value-type="string">
              <text:p text:style-name="Table_20_Heading">serious</text:p>
            </table:table-cell>
            <table:table-cell table:style-name="Table34.A1" office:value-type="string">
              <text:p text:style-name="Table_20_Heading">Not serious nor less serious</text:p>
            </table:table-cell>
            <table:table-cell table:style-name="Table34.A1" office:value-type="string">
              <text:p text:style-name="Table_20_Heading">less serious</text:p>
            </table:table-cell>
            <table:table-cell table:style-name="Table34.A1" office:value-type="string">
              <text:p text:style-name="Table_20_Heading">Completely less serious</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6">
        <text:list-item>
          <text:p text:style-name="P117">Income (Rich-Poor)</text:p>
        </text:list-item>
        <text:list-item>
          <text:p text:style-name="P117">Generation (Old - young)</text:p>
        </text:list-item>
        <text:list-item>
          <text:p text:style-name="P117">Social class (Workers - Oligarks)</text:p>
        </text:list-item>
        <text:list-item>
          <text:p text:style-name="P117">Family (благополучная OR неблагополучная семья)</text:p>
        </text:list-item>
        <text:list-item>
          <text:p text:style-name="P117">Ethnicity (Russians - non-Russians)</text:p>
        </text:list-item>
        <text:list-item>
          <text:p text:style-name="P117">Religion (Christians - others)</text:p>
        </text:list-item>
        <text:list-item>
          <text:p text:style-name="P117">Place of residence (Cities - countryside)</text:p>
        </text:list-item>
        <text:list-item>
          <text:p text:style-name="P117">Ideology (Left - Right)</text:p>
        </text:list-item>
        <text:list-item>
          <text:p text:style-name="P117">Region (Moscow - others)</text:p>
        </text:list-item>
      </text:list>
      <text:h text:style-name="Heading_20_2" text:outline-level="2">How proud you are of?</text:h>
      <text:p text:style-name="First_20_paragraph"><text:span text:style-name="T140">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proud</text:p>
            </table:table-cell>
            <table:table-cell table:style-name="Table35.A1" office:value-type="string">
              <text:p text:style-name="Table_20_Heading">proud</text:p>
            </table:table-cell>
            <table:table-cell table:style-name="Table35.A1" office:value-type="string">
              <text:p text:style-name="Table_20_Heading">moderately proud</text:p>
            </table:table-cell>
            <table:table-cell table:style-name="Table35.A1" office:value-type="string">
              <text:p text:style-name="Table_20_Heading">somewhat proud</text:p>
            </table:table-cell>
            <table:table-cell table:style-name="Table35.A1" office:value-type="string">
              <text:p text:style-name="Table_20_Heading">Not proud</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4</text:p>
          </table:table-cell>
          <table:table-cell table:style-name="Table35.A1" office:value-type="string">
            <text:p text:style-name="Table_20_Contents">3</text:p>
          </table:table-cell>
          <table:table-cell table:style-name="Table35.A1" office:value-type="string">
            <text:p text:style-name="Table_20_Contents">2</text:p>
          </table:table-cell>
          <table:table-cell table:style-name="Table35.A1" office:value-type="string">
            <text:p text:style-name="Table_20_Contents">1</text:p>
          </table:table-cell>
          <table:table-cell table:style-name="Table35.A1" office:value-type="string">
            <text:p text:style-name="Table_20_Contents">0</text:p>
          </table:table-cell>
          <table:table-cell table:style-name="Table35.A1" office:value-type="string">
            <text:p text:style-name="Table_20_Contents">9</text:p>
          </table:table-cell>
        </table:table-row>
      </table:table>
      <text:list text:style-name="L117">
        <text:list-item>
          <text:p text:style-name="P118">Current state of democracy in Russia</text:p>
        </text:list-item>
        <text:list-item>
          <text:p text:style-name="P118">Russia’ political influence in the world affairs</text:p>
        </text:list-item>
        <text:list-item>
          <text:p text:style-name="P118">Russia’s economic achievements</text:p>
        </text:list-item>
        <text:list-item>
          <text:p text:style-name="P118">Population’s social security</text:p>
        </text:list-item>
        <text:list-item>
          <text:p text:style-name="P118">Fairness and equal rights for all social groups in Russia</text:p>
        </text:list-item>
        <text:list-item>
          <text:p text:style-name="P118">Russia’s scientific and technical achievements</text:p>
        </text:list-item>
        <text:list-item>
          <text:p text:style-name="P118">Russia’s sports achievements</text:p>
        </text:list-item>
        <text:list-item>
          <text:p text:style-name="P118">Russia’s achievements in literature and art</text:p>
        </text:list-item>
        <text:list-item>
          <text:p text:style-name="P118">Russian war victories</text:p>
        </text:list-item>
        <text:list-item>
          <text:p text:style-name="P118">Russian history</text:p>
        </text:list-item>
        <text:list-item>
          <text:p text:style-name="P118">Russian territory</text:p>
        </text:list-item>
        <text:list-item>
          <text:p text:style-name="P118">Russian nature</text:p>
        </text:list-item>
      </text:list>
      <text:h text:style-name="Heading_20_2" text:outline-level="2">Which type of state you would like to see Russia?</text:h>
      <text:list text:style-name="L118">
        <text:list-item>
          <text:p text:style-name="P119">Socialist state like the USSR</text:p>
        </text:list-item>
        <text:list-item>
          <text:p text:style-name="P119">Country with developed welfare state like Finland or Sweden</text:p>
        </text:list-item>
        <text:list-item>
          <text:p text:style-name="P119">Country with liberal economy and developed democracy as Great Britain</text:p>
        </text:list-item>
        <text:list-item>
          <text:p text:style-name="P119">Country like China with rapic economic growth and strict control of society</text:p>
        </text:list-item>
        <text:list-item>
          <text:p text:style-name="P119">Difficult to answer</text:p>
        </text:list-item>
      </text:list>
      <text:h text:style-name="Heading_20_1" text:outline-level="1">Personal data</text:h>
      <text:h text:style-name="Heading_20_2" text:outline-level="2">What year were you born in?</text:h>
      <text:list text:style-name="L119">
        <text:list-item>
          <text:p text:style-name="P120">____ year</text:p>
        </text:list-item>
      </text:list>
      <text:h text:style-name="Heading_20_2" text:outline-level="2">How long have you been living here in this city, town, village?</text:h>
      <text:list text:style-name="L120">
        <text:list-item>
          <text:p text:style-name="P121">All my life</text:p>
        </text:list-item>
        <text:list-item>
          <text:p text:style-name="P121">More than 15 years</text:p>
        </text:list-item>
        <text:list-item>
          <text:p text:style-name="P121">About 10-15 years</text:p>
        </text:list-item>
        <text:list-item>
          <text:p text:style-name="P121">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41">Scale:</text:span></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Read with a dictionary</text:p>
            </table:table-cell>
            <table:table-cell table:style-name="Table36.A1" office:value-type="string">
              <text:p text:style-name="Table_20_Heading">Read easily</text:p>
            </table:table-cell>
            <table:table-cell table:style-name="Table36.A1" office:value-type="string">
              <text:p text:style-name="Table_20_Heading">Speak</text:p>
            </table:table-cell>
            <table:table-cell table:style-name="Table36.A1" office:value-type="string">
              <text:p text:style-name="Table_20_Heading">Write</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2</text:p>
          </table:table-cell>
          <table:table-cell table:style-name="Table36.A1" office:value-type="string">
            <text:p text:style-name="Table_20_Contents">3</text:p>
          </table:table-cell>
          <table:table-cell table:style-name="Table36.A1" office:value-type="string">
            <text:p text:style-name="Table_20_Contents">4</text:p>
          </table:table-cell>
        </table:table-row>
      </table:table>
      <text:list text:style-name="L121">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2">
        <text:list-item>
          <text:p text:style-name="P123">Male<text:line-break/></text:p>
        </text:list-item>
        <text:list-item>
          <text:p text:style-name="P123">Female</text:p>
        </text:list-item>
      </text:list>
      <text:h text:style-name="Heading_20_2" text:outline-level="2">Type of settlement where interview was held</text:h>
      <text:list text:style-name="L123">
        <text:list-item>
          <text:p text:style-name="P124">Moscow<text:line-break/></text:p>
        </text:list-item>
        <text:list-item>
          <text:p text:style-name="P124">S.Petersburg<text:line-break/></text:p>
        </text:list-item>
        <text:list-item>
          <text:p text:style-name="P124">City with the population of one million or more</text:p>
        </text:list-item>
        <text:list-item>
          <text:p text:style-name="P124">City with the population from 500 o 999 thousand<text:line-break/></text:p>
        </text:list-item>
        <text:list-item>
          <text:p text:style-name="P124">City with the population from 100 to 499 thousand<text:line-break/></text:p>
        </text:list-item>
        <text:list-item>
          <text:p text:style-name="P124">Town with the population from 50 to 99 thousand<text:line-break/></text:p>
        </text:list-item>
        <text:list-item>
          <text:p text:style-name="P124">Town with the population from 10 to 49 thousand<text:line-break/></text:p>
        </text:list-item>
        <text:list-item>
          <text:p text:style-name="P124">Small urban type settlement<text:line-break/></text:p>
        </text:list-item>
        <text:list-item>
          <text:p text:style-name="P124">Big village, no fewer than 100 families<text:line-break/></text:p>
        </text:list-item>
        <text:list-item>
          <text:p text:style-name="P124">Small village, less than 100 families</text:p>
        </text:list-item>
      </text:list>
      <text:h text:style-name="Heading_20_2" text:outline-level="2">Name of the settlement? (optional)</text:h>
      <text:p text:style-name="First_20_paragraph"><text:span text:style-name="T142">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